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6pt" svg:height="254.86pt" svg:x="261.67pt" svg:y="125.77pt">
            <draw:object draw:notify-on-update-of-ranges="Sheet1.B2:Sheet1.B35 Sheet1.C2:Sheet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sens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out</text:p>
          </table:table-cell>
          <table:table-cell table:style-name="ce1" table:number-columns-repeated="2"/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2</text:p>
          </table:table-cell>
          <table:table-cell table:style-name="ce1"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A2]*[.$F$2] * ([.$G$2]+[.$H$2])/[.$G$2]/[.$H$2]-[.$F$2]/[.$G$2]*[.B2]" office:value-type="float" office:value="3.63781818181818" calcext:value-type="float">
            <text:p>3.63781818181818</text:p>
          </table:table-cell>
          <table:table-cell table:number-columns-repeated="2"/>
          <table:table-cell table:style-name="ce2" office:value-type="float" office:value="8200" calcext:value-type="float">
            <text:p>8.20E+03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2" office:value-type="float" office:value="2200" calcext:value-type="float">
            <text:p>2.2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formula="of:=[.A3]*[.$F$2] * ([.$G$2]+[.$H$2])/[.$G$2]/[.$H$2]-[.$F$2]/[.$G$2]*[.B3]" office:value-type="float" office:value="3.55581818181818" calcext:value-type="float">
            <text:p>3.55581818181818</text:p>
          </table:table-cell>
          <table:table-cell table:number-columns-repeated="2"/>
          <table:table-cell table:style-name="ce3" office:value-type="float" office:value="22000" calcext:value-type="float">
            <text:p>2.20E+04</text:p>
          </table:table-cell>
          <table:table-cell table:style-name="ce3" office:value-type="float" office:value="50000" calcext:value-type="float">
            <text:p>5.00E+04</text:p>
          </table:table-cell>
          <table:table-cell table:style-name="ce3" office:value-type="float" office:value="4700" calcext:value-type="float">
            <text:p>4.7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A4]*[.$F$2] * ([.$G$2]+[.$H$2])/[.$G$2]/[.$H$2]-[.$F$2]/[.$G$2]*[.B4]" office:value-type="float" office:value="3.47381818181818" calcext:value-type="float">
            <text:p>3.47381818181818</text:p>
          </table:table-cell>
          <table:table-cell table:number-columns-repeated="2"/>
          <table:table-cell table:style-name="ce4" office:value-type="float" office:value="8200" calcext:value-type="float">
            <text:p>8.20E+03</text:p>
          </table:table-cell>
          <table:table-cell table:style-name="ce4" office:value-type="float" office:value="10000" calcext:value-type="float">
            <text:p>1.00E+04</text:p>
          </table:table-cell>
          <table:table-cell table:style-name="ce4" office:value-type="float" office:value="2200" calcext:value-type="float">
            <text:p>2.2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A5]*[.$F$2] * ([.$G$2]+[.$H$2])/[.$G$2]/[.$H$2]-[.$F$2]/[.$G$2]*[.B5]" office:value-type="float" office:value="3.39181818181818" calcext:value-type="float">
            <text:p>3.39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A6]*[.$F$2] * ([.$G$2]+[.$H$2])/[.$G$2]/[.$H$2]-[.$F$2]/[.$G$2]*[.B6]" office:value-type="float" office:value="3.30981818181818" calcext:value-type="float">
            <text:p>3.30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[.A7]*[.$F$2] * ([.$G$2]+[.$H$2])/[.$G$2]/[.$H$2]-[.$F$2]/[.$G$2]*[.B7]" office:value-type="float" office:value="3.22781818181818" calcext:value-type="float">
            <text:p>3.22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A8]*[.$F$2] * ([.$G$2]+[.$H$2])/[.$G$2]/[.$H$2]-[.$F$2]/[.$G$2]*[.B8]" office:value-type="float" office:value="3.14581818181818" calcext:value-type="float">
            <text:p>3.14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formula="of:=[.A9]*[.$F$2] * ([.$G$2]+[.$H$2])/[.$G$2]/[.$H$2]-[.$F$2]/[.$G$2]*[.B9]" office:value-type="float" office:value="3.06381818181818" calcext:value-type="float">
            <text:p>3.063818181818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table:formula="of:=[.A10]*[.$F$2] * ([.$G$2]+[.$H$2])/[.$G$2]/[.$H$2]-[.$F$2]/[.$G$2]*[.B10]" office:value-type="float" office:value="2.98181818181818" calcext:value-type="float">
            <text:p>2.98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A11]*[.$F$2] * ([.$G$2]+[.$H$2])/[.$G$2]/[.$H$2]-[.$F$2]/[.$G$2]*[.B11]" office:value-type="float" office:value="2.89981818181818" calcext:value-type="float">
            <text:p>2.89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12]*[.$F$2] * ([.$G$2]+[.$H$2])/[.$G$2]/[.$H$2]-[.$F$2]/[.$G$2]*[.B12]" office:value-type="float" office:value="2.81781818181818" calcext:value-type="float">
            <text:p>2.81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formula="of:=[.A13]*[.$F$2] * ([.$G$2]+[.$H$2])/[.$G$2]/[.$H$2]-[.$F$2]/[.$G$2]*[.B13]" office:value-type="float" office:value="2.73581818181818" calcext:value-type="float">
            <text:p>2.73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formula="of:=[.A14]*[.$F$2] * ([.$G$2]+[.$H$2])/[.$G$2]/[.$H$2]-[.$F$2]/[.$G$2]*[.B14]" office:value-type="float" office:value="2.65381818181818" calcext:value-type="float">
            <text:p>2.65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formula="of:=[.A15]*[.$F$2] * ([.$G$2]+[.$H$2])/[.$G$2]/[.$H$2]-[.$F$2]/[.$G$2]*[.B15]" office:value-type="float" office:value="2.57181818181818" calcext:value-type="float">
            <text:p>2.57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table:formula="of:=[.A16]*[.$F$2] * ([.$G$2]+[.$H$2])/[.$G$2]/[.$H$2]-[.$F$2]/[.$G$2]*[.B16]" office:value-type="float" office:value="2.48981818181818" calcext:value-type="float">
            <text:p>2.48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formula="of:=[.A17]*[.$F$2] * ([.$G$2]+[.$H$2])/[.$G$2]/[.$H$2]-[.$F$2]/[.$G$2]*[.B17]" office:value-type="float" office:value="2.40781818181818" calcext:value-type="float">
            <text:p>2.40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formula="of:=[.A18]*[.$F$2] * ([.$G$2]+[.$H$2])/[.$G$2]/[.$H$2]-[.$F$2]/[.$G$2]*[.B18]" office:value-type="float" office:value="2.32581818181818" calcext:value-type="float">
            <text:p>2.32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formula="of:=[.A19]*[.$F$2] * ([.$G$2]+[.$H$2])/[.$G$2]/[.$H$2]-[.$F$2]/[.$G$2]*[.B19]" office:value-type="float" office:value="2.24381818181818" calcext:value-type="float">
            <text:p>2.24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formula="of:=[.A20]*[.$F$2] * ([.$G$2]+[.$H$2])/[.$G$2]/[.$H$2]-[.$F$2]/[.$G$2]*[.B20]" office:value-type="float" office:value="2.16181818181818" calcext:value-type="float">
            <text:p>2.16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table:formula="of:=[.A21]*[.$F$2] * ([.$G$2]+[.$H$2])/[.$G$2]/[.$H$2]-[.$F$2]/[.$G$2]*[.B21]" office:value-type="float" office:value="2.07981818181818" calcext:value-type="float">
            <text:p>2.07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[.A22]*[.$F$2] * ([.$G$2]+[.$H$2])/[.$G$2]/[.$H$2]-[.$F$2]/[.$G$2]*[.B22]" office:value-type="float" office:value="1.99781818181818" calcext:value-type="float">
            <text:p>1.99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table:formula="of:=[.A23]*[.$F$2] * ([.$G$2]+[.$H$2])/[.$G$2]/[.$H$2]-[.$F$2]/[.$G$2]*[.B23]" office:value-type="float" office:value="1.91581818181818" calcext:value-type="float">
            <text:p>1.91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table:formula="of:=[.A24]*[.$F$2] * ([.$G$2]+[.$H$2])/[.$G$2]/[.$H$2]-[.$F$2]/[.$G$2]*[.B24]" office:value-type="float" office:value="1.83381818181818" calcext:value-type="float">
            <text:p>1.83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table:formula="of:=[.A25]*[.$F$2] * ([.$G$2]+[.$H$2])/[.$G$2]/[.$H$2]-[.$F$2]/[.$G$2]*[.B25]" office:value-type="float" office:value="1.75181818181818" calcext:value-type="float">
            <text:p>1.75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table:formula="of:=[.A26]*[.$F$2] * ([.$G$2]+[.$H$2])/[.$G$2]/[.$H$2]-[.$F$2]/[.$G$2]*[.B26]" office:value-type="float" office:value="1.66981818181818" calcext:value-type="float">
            <text:p>1.66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table:formula="of:=[.A27]*[.$F$2] * ([.$G$2]+[.$H$2])/[.$G$2]/[.$H$2]-[.$F$2]/[.$G$2]*[.B27]" office:value-type="float" office:value="1.58781818181818" calcext:value-type="float">
            <text:p>1.58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table:formula="of:=[.A28]*[.$F$2] * ([.$G$2]+[.$H$2])/[.$G$2]/[.$H$2]-[.$F$2]/[.$G$2]*[.B28]" office:value-type="float" office:value="1.50581818181818" calcext:value-type="float">
            <text:p>1.50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table:formula="of:=[.A29]*[.$F$2] * ([.$G$2]+[.$H$2])/[.$G$2]/[.$H$2]-[.$F$2]/[.$G$2]*[.B29]" office:value-type="float" office:value="1.42381818181818" calcext:value-type="float">
            <text:p>1.42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table:formula="of:=[.A30]*[.$F$2] * ([.$G$2]+[.$H$2])/[.$G$2]/[.$H$2]-[.$F$2]/[.$G$2]*[.B30]" office:value-type="float" office:value="1.34181818181818" calcext:value-type="float">
            <text:p>1.34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table:formula="of:=[.A31]*[.$F$2] * ([.$G$2]+[.$H$2])/[.$G$2]/[.$H$2]-[.$F$2]/[.$G$2]*[.B31]" office:value-type="float" office:value="1.25981818181818" calcext:value-type="float">
            <text:p>1.25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[.A32]*[.$F$2] * ([.$G$2]+[.$H$2])/[.$G$2]/[.$H$2]-[.$F$2]/[.$G$2]*[.B32]" office:value-type="float" office:value="1.17781818181818" calcext:value-type="float">
            <text:p>1.17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table:formula="of:=[.A33]*[.$F$2] * ([.$G$2]+[.$H$2])/[.$G$2]/[.$H$2]-[.$F$2]/[.$G$2]*[.B33]" office:value-type="float" office:value="1.09581818181818" calcext:value-type="float">
            <text:p>1.09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[.A34]*[.$F$2] * ([.$G$2]+[.$H$2])/[.$G$2]/[.$H$2]-[.$F$2]/[.$G$2]*[.B34]" office:value-type="float" office:value="1.01381818181818" calcext:value-type="float">
            <text:p>1.01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table:formula="of:=[.A35]*[.$F$2] * ([.$G$2]+[.$H$2])/[.$G$2]/[.$H$2]-[.$F$2]/[.$G$2]*[.B35]" office:value-type="float" office:value="0.931818181818182" calcext:value-type="float">
            <text:p>0.931818181818182</text:p>
          </table:table-cell>
          <table:table-cell table:number-columns-repeated="1021"/>
        </table:table-row>
      </table:table>
      <table:table table:name="White LED characterisation" table:style-name="ta1">
        <table:shapes>
          <draw:frame draw:z-index="0" draw:style-name="gr1" draw:text-style-name="P1" svg:width="453.51pt" svg:height="255.09pt" svg:x="806.54pt" svg:y="14.49pt">
            <draw:object draw:notify-on-update-of-ranges="'White LED characterisation'.B3:'White LED characterisation'.B70 'White LED characterisation'.J3:'White LED characterisation'.J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18.99pt" svg:y="288.28pt">
            <draw:object draw:notify-on-update-of-ranges="'White LED characterisation'.B3:'White LED characterisation'.B30 'White LED characterisation'.H3:'White LED characterisation'.H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325.11pt" svg:y="391.27pt">
            <draw:object draw:notify-on-update-of-ranges="'White LED characterisation'.B3:'White LED characterisation'.B33 'White LED characterisation'.I3:'White LED characterisation'.I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depoint</text:p>
          </table:table-cell>
          <table:table-cell table:style-name="ce1" office:value-type="string" calcext:value-type="string">
            <text:p>USB current (mA)</text:p>
          </table:table-cell>
          <table:table-cell table:style-name="ce1" office:value-type="string" calcext:value-type="string">
            <text:p>USB voltage</text:p>
          </table:table-cell>
          <table:table-cell table:style-name="ce1" office:value-type="string" calcext:value-type="string">
            <text:p>Input power</text:p>
          </table:table-cell>
          <table:table-cell table:style-name="ce1"/>
          <table:table-cell table:style-name="ce1" office:value-type="string" calcext:value-type="string">
            <text:p>Sense voltage</text:p>
          </table:table-cell>
          <table:table-cell table:style-name="ce1" office:value-type="string" calcext:value-type="string">
            <text:p>LED current</text:p>
          </table:table-cell>
          <table:table-cell table:style-name="ce1" office:value-type="string" calcext:value-type="string">
            <text:p>LED voltage</text:p>
          </table:table-cell>
          <table:table-cell table:style-name="ce1" office:value-type="string" calcext:value-type="string">
            <text:p>LED power</text:p>
          </table:table-cell>
          <table:table-cell table:style-name="ce1"/>
          <table:table-cell table:style-name="ce1" office:value-type="string" calcext:value-type="string">
            <text:p>Efficiency</text:p>
          </table:table-cell>
          <table:table-cell table:style-name="ce1"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.387" calcext:value-type="float">
            <text:p>3.387</text:p>
          </table:table-cell>
          <table:table-cell table:formula="of:=[.D2]*[.C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]/0.15" office:value-type="float" office:value="0" calcext:value-type="float">
            <text:p>0</text:p>
          </table:table-cell>
          <table:table-cell office:value-type="float" office:value="2.585" calcext:value-type="float">
            <text:p>2.585</text:p>
          </table:table-cell>
          <table:table-cell table:formula="of:=[.I2]*[.H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76" calcext:value-type="float">
            <text:p>64976</text:p>
          </table:table-cell>
          <table:table-cell office:value-type="float" office:value="16" calcext:value-type="float">
            <text:p>16</text:p>
          </table:table-cell>
          <table:table-cell office:value-type="float" office:value="3.379" calcext:value-type="float">
            <text:p>3.379</text:p>
          </table:table-cell>
          <table:table-cell table:formula="of:=[.D3]*[.C3]" office:value-type="float" office:value="54.064" calcext:value-type="float">
            <text:p>54.0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]/0.15" office:value-type="float" office:value="13.3333333333333" calcext:value-type="float">
            <text:p>13.3333333333333</text:p>
          </table:table-cell>
          <table:table-cell office:value-type="float" office:value="2.693" calcext:value-type="float">
            <text:p>2.693</text:p>
          </table:table-cell>
          <table:table-cell table:formula="of:=[.I3]*[.H3]" office:value-type="float" office:value="35.9066666666667" calcext:value-type="float">
            <text:p>35.9066666666667</text:p>
          </table:table-cell>
          <table:table-cell/>
          <table:table-cell table:formula="of:=[.J3]/[.E3]" office:value-type="float" office:value="0.664151129525501" calcext:value-type="float">
            <text:p>0.66415112952550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8" calcext:value-type="float">
            <text:p>65008</text:p>
          </table:table-cell>
          <table:table-cell office:value-type="float" office:value="76" calcext:value-type="float">
            <text:p>76</text:p>
          </table:table-cell>
          <table:table-cell office:value-type="float" office:value="3.351" calcext:value-type="float">
            <text:p>3.351</text:p>
          </table:table-cell>
          <table:table-cell table:formula="of:=[.D4]*[.C4]" office:value-type="float" office:value="254.676" calcext:value-type="float">
            <text:p>254.67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4]/0.15" office:value-type="float" office:value="73.3333333333333" calcext:value-type="float">
            <text:p>73.3333333333333</text:p>
          </table:table-cell>
          <table:table-cell office:value-type="float" office:value="2.693" calcext:value-type="float">
            <text:p>2.693</text:p>
          </table:table-cell>
          <table:table-cell table:formula="of:=[.I4]*[.H4]" office:value-type="float" office:value="197.486666666667" calcext:value-type="float">
            <text:p>197.486666666667</text:p>
          </table:table-cell>
          <table:table-cell/>
          <table:table-cell table:formula="of:=[.J4]/[.E4]" office:value-type="float" office:value="0.775442784819405" calcext:value-type="float">
            <text:p>0.77544278481940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24" calcext:value-type="float">
            <text:p>65024</text:p>
          </table:table-cell>
          <table:table-cell office:value-type="float" office:value="124" calcext:value-type="float">
            <text:p>124</text:p>
          </table:table-cell>
          <table:table-cell office:value-type="float" office:value="3.33" calcext:value-type="float">
            <text:p>3.33</text:p>
          </table:table-cell>
          <table:table-cell table:formula="of:=[.D5]*[.C5]" office:value-type="float" office:value="412.92" calcext:value-type="float">
            <text:p>412.92</text:p>
          </table:table-cell>
          <table:table-cell/>
          <table:table-cell office:value-type="float" office:value="18.5" calcext:value-type="float">
            <text:p>18.5</text:p>
          </table:table-cell>
          <table:table-cell table:formula="of:=[.G5]/0.15" office:value-type="float" office:value="123.333333333333" calcext:value-type="float">
            <text:p>123.333333333333</text:p>
          </table:table-cell>
          <table:table-cell office:value-type="float" office:value="2.745" calcext:value-type="float">
            <text:p>2.745</text:p>
          </table:table-cell>
          <table:table-cell table:formula="of:=[.I5]*[.H5]" office:value-type="float" office:value="338.55" calcext:value-type="float">
            <text:p>338.55</text:p>
          </table:table-cell>
          <table:table-cell/>
          <table:table-cell table:formula="of:=[.J5]/[.E5]" office:value-type="float" office:value="0.81989247311828" calcext:value-type="float">
            <text:p>0.8198924731182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88" calcext:value-type="float">
            <text:p>65088</text:p>
          </table:table-cell>
          <table:table-cell office:value-type="float" office:value="460" calcext:value-type="float">
            <text:p>460</text:p>
          </table:table-cell>
          <table:table-cell office:value-type="float" office:value="3.185" calcext:value-type="float">
            <text:p>3.185</text:p>
          </table:table-cell>
          <table:table-cell table:formula="of:=[.D6]*[.C6]" office:value-type="float" office:value="1465.1" calcext:value-type="float">
            <text:p>1465.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G6]/0.15" office:value-type="float" office:value="426.666666666667" calcext:value-type="float">
            <text:p>426.666666666667</text:p>
          </table:table-cell>
          <table:table-cell office:value-type="float" office:value="2.957" calcext:value-type="float">
            <text:p>2.957</text:p>
          </table:table-cell>
          <table:table-cell table:formula="of:=[.I6]*[.H6]" office:value-type="float" office:value="1261.65333333333" calcext:value-type="float">
            <text:p>1261.65333333333</text:p>
          </table:table-cell>
          <table:table-cell/>
          <table:table-cell table:formula="of:=[.J6]/[.E6]" office:value-type="float" office:value="0.861138033808841" calcext:value-type="float">
            <text:p>0.8611380338088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80" calcext:value-type="float">
            <text:p>65280</text:p>
          </table:table-cell>
          <table:table-cell office:value-type="float" office:value="1580" calcext:value-type="float">
            <text:p>1580</text:p>
          </table:table-cell>
          <table:table-cell office:value-type="float" office:value="2.566" calcext:value-type="float">
            <text:p>2.566</text:p>
          </table:table-cell>
          <table:table-cell table:formula="of:=[.D7]*[.C7]" office:value-type="float" office:value="4054.28" calcext:value-type="float">
            <text:p>4054.28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G7]/0.15" office:value-type="float" office:value="1046.66666666667" calcext:value-type="float">
            <text:p>1046.66666666667</text:p>
          </table:table-cell>
          <table:table-cell office:value-type="float" office:value="3.26" calcext:value-type="float">
            <text:p>3.26</text:p>
          </table:table-cell>
          <table:table-cell table:formula="of:=[.I7]*[.H7]" office:value-type="float" office:value="3412.13333333333" calcext:value-type="float">
            <text:p>3412.13333333333</text:p>
          </table:table-cell>
          <table:table-cell/>
          <table:table-cell table:formula="of:=[.J7]/[.E7]" office:value-type="float" office:value="0.841612649677214" calcext:value-type="float">
            <text:p>0.84161264967721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J8]/[.E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200" calcext:value-type="float">
            <text:p>65200</text:p>
          </table:table-cell>
          <table:table-cell table:number-columns-repeated="2"/>
          <table:table-cell table:formula="of:=[.D9]*[.C9]"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G9]/0.15" office:value-type="float" office:value="1126.66666666667" calcext:value-type="float">
            <text:p>1126.66666666667</text:p>
          </table:table-cell>
          <table:table-cell office:value-type="float" office:value="3.24" calcext:value-type="float">
            <text:p>3.24</text:p>
          </table:table-cell>
          <table:table-cell table:formula="of:=[.I9]*[.H9]" office:value-type="float" office:value="3650.4" calcext:value-type="float">
            <text:p>3650.4</text:p>
          </table:table-cell>
          <table:table-cell/>
          <table:table-cell table:formula="of:=[.J9]/[.E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00" calcext:value-type="float">
            <text:p>65100</text:p>
          </table:table-cell>
          <table:table-cell table:number-columns-repeated="2"/>
          <table:table-cell table:formula="of:=[.D10]*[.C10]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10]/0.15" office:value-type="float" office:value="606.666666666667" calcext:value-type="float">
            <text:p>606.666666666667</text:p>
          </table:table-cell>
          <table:table-cell office:value-type="float" office:value="2.995" calcext:value-type="float">
            <text:p>2.995</text:p>
          </table:table-cell>
          <table:table-cell table:formula="of:=[.I10]*[.H10]" office:value-type="float" office:value="1816.96666666667" calcext:value-type="float">
            <text:p>1816.96666666667</text:p>
          </table:table-cell>
          <table:table-cell/>
          <table:table-cell table:formula="of:=[.J10]/[.E1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50" calcext:value-type="float">
            <text:p>65150</text:p>
          </table:table-cell>
          <table:table-cell table:number-columns-repeated="2"/>
          <table:table-cell table:formula="of:=[.D11]*[.C11]"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G11]/0.15" office:value-type="float" office:value="1020" calcext:value-type="float">
            <text:p>1020</text:p>
          </table:table-cell>
          <table:table-cell office:value-type="float" office:value="3.159" calcext:value-type="float">
            <text:p>3.159</text:p>
          </table:table-cell>
          <table:table-cell table:formula="of:=[.I11]*[.H11]" office:value-type="float" office:value="3222.18" calcext:value-type="float">
            <text:p>3222.18</text:p>
          </table:table-cell>
          <table:table-cell/>
          <table:table-cell table:formula="of:=[.J11]/[.E1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20" calcext:value-type="float">
            <text:p>65120</text:p>
          </table:table-cell>
          <table:table-cell table:number-columns-repeated="2"/>
          <table:table-cell table:formula="of:=[.D12]*[.C12]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G12]/0.15" office:value-type="float" office:value="800" calcext:value-type="float">
            <text:p>800</text:p>
          </table:table-cell>
          <table:table-cell office:value-type="float" office:value="3.059" calcext:value-type="float">
            <text:p>3.059</text:p>
          </table:table-cell>
          <table:table-cell table:formula="of:=[.I12]*[.H12]" office:value-type="float" office:value="2447.2" calcext:value-type="float">
            <text:p>2447.2</text:p>
          </table:table-cell>
          <table:table-cell/>
          <table:table-cell table:formula="of:=[.J12]/[.E1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50" calcext:value-type="float">
            <text:p>65050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/>
          <table:table-cell office:value-type="float" office:value="50.3" calcext:value-type="float">
            <text:p>50.3</text:p>
          </table:table-cell>
          <table:table-cell table:formula="of:=[.G13]/0.15" office:value-type="float" office:value="335.333333333333" calcext:value-type="float">
            <text:p>335.333333333333</text:p>
          </table:table-cell>
          <table:table-cell office:value-type="float" office:value="2.831" calcext:value-type="float">
            <text:p>2.831</text:p>
          </table:table-cell>
          <table:table-cell table:formula="of:=[.I13]*[.H13]" office:value-type="float" office:value="949.328666666667" calcext:value-type="float">
            <text:p>949.328666666667</text:p>
          </table:table-cell>
          <table:table-cell/>
          <table:table-cell table:formula="of:=[.J13]/[.E1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80" calcext:value-type="float">
            <text:p>65080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table:formula="of:=[.G14]/0.15" office:value-type="float" office:value="503.333333333333" calcext:value-type="float">
            <text:p>503.333333333333</text:p>
          </table:table-cell>
          <table:table-cell office:value-type="float" office:value="2.929" calcext:value-type="float">
            <text:p>2.929</text:p>
          </table:table-cell>
          <table:table-cell table:formula="of:=[.I14]*[.H14]" office:value-type="float" office:value="1474.26333333333" calcext:value-type="float">
            <text:p>1474.26333333333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10" calcext:value-type="float">
            <text:p>65110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  <table:table-cell office:value-type="float" office:value="110.4" calcext:value-type="float">
            <text:p>110.4</text:p>
          </table:table-cell>
          <table:table-cell table:formula="of:=[.G15]/0.15" office:value-type="float" office:value="736" calcext:value-type="float">
            <text:p>736</text:p>
          </table:table-cell>
          <table:table-cell office:value-type="float" office:value="3.026" calcext:value-type="float">
            <text:p>3.026</text:p>
          </table:table-cell>
          <table:table-cell table:formula="of:=[.I15]*[.H15]" office:value-type="float" office:value="2227.136" calcext:value-type="float">
            <text:p>2227.136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40" calcext:value-type="float">
            <text:p>65040</text:p>
          </table:table-cell>
          <table:table-cell table:number-columns-repeated="2"/>
          <table:table-cell table:formula="of:=[.D16]*[.C16]" office:value-type="float" office:value="0" calcext:value-type="float">
            <text:p>0</text:p>
          </table:table-cell>
          <table:table-cell/>
          <table:table-cell office:value-type="float" office:value="43.3" calcext:value-type="float">
            <text:p>43.3</text:p>
          </table:table-cell>
          <table:table-cell table:formula="of:=[.G16]/0.15" office:value-type="float" office:value="288.666666666667" calcext:value-type="float">
            <text:p>288.666666666667</text:p>
          </table:table-cell>
          <table:table-cell office:value-type="float" office:value="2.8" calcext:value-type="float">
            <text:p>2.8</text:p>
          </table:table-cell>
          <table:table-cell table:formula="of:=[.I16]*[.H16]" office:value-type="float" office:value="808.266666666667" calcext:value-type="float">
            <text:p>808.266666666667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60" calcext:value-type="float">
            <text:p>65060</text:p>
          </table:table-cell>
          <table:table-cell table:number-columns-repeated="2"/>
          <table:table-cell table:formula="of:=[.D17]*[.C17]" office:value-type="float" office:value="0" calcext:value-type="float">
            <text:p>0</text:p>
          </table:table-cell>
          <table:table-cell/>
          <table:table-cell office:value-type="float" office:value="58.8" calcext:value-type="float">
            <text:p>58.8</text:p>
          </table:table-cell>
          <table:table-cell table:formula="of:=[.G17]/0.15" office:value-type="float" office:value="392" calcext:value-type="float">
            <text:p>392</text:p>
          </table:table-cell>
          <table:table-cell office:value-type="float" office:value="2.863" calcext:value-type="float">
            <text:p>2.863</text:p>
          </table:table-cell>
          <table:table-cell table:formula="of:=[.I17]*[.H17]" office:value-type="float" office:value="1122.296" calcext:value-type="float">
            <text:p>1122.296</text:p>
          </table:table-cell>
          <table:table-cell/>
          <table:table-cell table:formula="of:=[.J17]/[.E1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40" calcext:value-type="float">
            <text:p>65140</text:p>
          </table:table-cell>
          <table:table-cell table:number-columns-repeated="2"/>
          <table:table-cell table:formula="of:=[.D18]*[.C18]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G18]/0.15" office:value-type="float" office:value="933.333333333333" calcext:value-type="float">
            <text:p>933.333333333333</text:p>
          </table:table-cell>
          <table:table-cell office:value-type="float" office:value="3.126" calcext:value-type="float">
            <text:p>3.126</text:p>
          </table:table-cell>
          <table:table-cell table:formula="of:=[.I18]*[.H18]" office:value-type="float" office:value="2917.6" calcext:value-type="float">
            <text:p>2917.6</text:p>
          </table:table-cell>
          <table:table-cell/>
          <table:table-cell table:formula="of:=[.J18]/[.E1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30" calcext:value-type="float">
            <text:p>65130</text:p>
          </table:table-cell>
          <table:table-cell table:number-columns-repeated="2"/>
          <table:table-cell table:formula="of:=[.D19]*[.C19]" office:value-type="float" office:value="0" calcext:value-type="float">
            <text:p>0</text:p>
          </table:table-cell>
          <table:table-cell/>
          <table:table-cell office:value-type="float" office:value="133.2" calcext:value-type="float">
            <text:p>133.2</text:p>
          </table:table-cell>
          <table:table-cell table:formula="of:=[.G19]/0.15" office:value-type="float" office:value="888" calcext:value-type="float">
            <text:p>888</text:p>
          </table:table-cell>
          <table:table-cell office:value-type="float" office:value="3.092" calcext:value-type="float">
            <text:p>3.092</text:p>
          </table:table-cell>
          <table:table-cell table:formula="of:=[.I19]*[.H19]" office:value-type="float" office:value="2745.696" calcext:value-type="float">
            <text:p>2745.696</text:p>
          </table:table-cell>
          <table:table-cell/>
          <table:table-cell table:formula="of:=[.J19]/[.E1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70" calcext:value-type="float">
            <text:p>65170</text:p>
          </table:table-cell>
          <table:table-cell table:number-columns-repeated="2"/>
          <table:table-cell table:formula="of:=[.D20]*[.C20]" office:value-type="float" office:value="0" calcext:value-type="float">
            <text:p>0</text:p>
          </table:table-cell>
          <table:table-cell/>
          <table:table-cell office:value-type="float" office:value="169.8" calcext:value-type="float">
            <text:p>169.8</text:p>
          </table:table-cell>
          <table:table-cell table:formula="of:=[.G20]/0.15" office:value-type="float" office:value="1132" calcext:value-type="float">
            <text:p>1132</text:p>
          </table:table-cell>
          <table:table-cell office:value-type="float" office:value="3.18" calcext:value-type="float">
            <text:p>3.18</text:p>
          </table:table-cell>
          <table:table-cell table:formula="of:=[.I20]*[.H20]" office:value-type="float" office:value="3599.76" calcext:value-type="float">
            <text:p>3599.76</text:p>
          </table:table-cell>
          <table:table-cell/>
          <table:table-cell table:formula="of:=[.J20]/[.E2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70" calcext:value-type="float">
            <text:p>65070</text:p>
          </table:table-cell>
          <table:table-cell table:number-columns-repeated="2"/>
          <table:table-cell table:formula="of:=[.D21]*[.C21]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G21]/0.15" office:value-type="float" office:value="446.666666666667" calcext:value-type="float">
            <text:p>446.666666666667</text:p>
          </table:table-cell>
          <table:table-cell office:value-type="float" office:value="2.896" calcext:value-type="float">
            <text:p>2.896</text:p>
          </table:table-cell>
          <table:table-cell table:formula="of:=[.I21]*[.H21]" office:value-type="float" office:value="1293.54666666667" calcext:value-type="float">
            <text:p>1293.54666666667</text:p>
          </table:table-cell>
          <table:table-cell/>
          <table:table-cell table:formula="of:=[.J21]/[.E2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30" calcext:value-type="float">
            <text:p>65030</text:p>
          </table:table-cell>
          <table:table-cell table:number-columns-repeated="2"/>
          <table:table-cell table:formula="of:=[.D22]*[.C22]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22]/0.15" office:value-type="float" office:value="226.666666666667" calcext:value-type="float">
            <text:p>226.666666666667</text:p>
          </table:table-cell>
          <table:table-cell office:value-type="float" office:value="2.765" calcext:value-type="float">
            <text:p>2.765</text:p>
          </table:table-cell>
          <table:table-cell table:formula="of:=[.I22]*[.H22]" office:value-type="float" office:value="626.733333333334" calcext:value-type="float">
            <text:p>626.733333333334</text:p>
          </table:table-cell>
          <table:table-cell/>
          <table:table-cell table:formula="of:=[.J22]/[.E2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2"/>
          <table:table-cell table:formula="of:=[.G23]/0.15" office:value-type="float" office:value="0" calcext:value-type="float">
            <text:p>0</text:p>
          </table:table-cell>
          <table:table-cell/>
          <table:table-cell table:formula="of:=[.I23]*[.H23]" office:value-type="float" office:value="0" calcext:value-type="float">
            <text:p>0</text:p>
          </table:table-cell>
          <table:table-cell/>
          <table:table-cell table:formula="of:=[.J23]/[.E2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4]*[.C24]" office:value-type="float" office:value="0" calcext:value-type="float">
            <text:p>0</text:p>
          </table:table-cell>
          <table:table-cell table:number-columns-repeated="2"/>
          <table:table-cell table:formula="of:=[.G24]/0.15" office:value-type="float" office:value="0" calcext:value-type="float">
            <text:p>0</text:p>
          </table:table-cell>
          <table:table-cell/>
          <table:table-cell table:formula="of:=[.I24]*[.H24]" office:value-type="float" office:value="0" calcext:value-type="float">
            <text:p>0</text:p>
          </table:table-cell>
          <table:table-cell/>
          <table:table-cell table:formula="of:=[.J24]/[.E2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table:formula="of:=[.G25]/0.15" office:value-type="float" office:value="0" calcext:value-type="float">
            <text:p>0</text:p>
          </table:table-cell>
          <table:table-cell/>
          <table:table-cell table:formula="of:=[.I25]*[.H25]" office:value-type="float" office:value="0" calcext:value-type="float">
            <text:p>0</text:p>
          </table:table-cell>
          <table:table-cell/>
          <table:table-cell table:formula="of:=[.J25]/[.E2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6]*[.C26]" office:value-type="float" office:value="0" calcext:value-type="float">
            <text:p>0</text:p>
          </table:table-cell>
          <table:table-cell table:number-columns-repeated="2"/>
          <table:table-cell table:formula="of:=[.G26]/0.15" office:value-type="float" office:value="0" calcext:value-type="float">
            <text:p>0</text:p>
          </table:table-cell>
          <table:table-cell/>
          <table:table-cell table:formula="of:=[.I26]*[.H26]" office:value-type="float" office:value="0" calcext:value-type="float">
            <text:p>0</text:p>
          </table:table-cell>
          <table:table-cell/>
          <table:table-cell table:formula="of:=[.J26]/[.E2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7]*[.C27]" office:value-type="float" office:value="0" calcext:value-type="float">
            <text:p>0</text:p>
          </table:table-cell>
          <table:table-cell table:number-columns-repeated="2"/>
          <table:table-cell table:formula="of:=[.G27]/0.15" office:value-type="float" office:value="0" calcext:value-type="float">
            <text:p>0</text:p>
          </table:table-cell>
          <table:table-cell/>
          <table:table-cell table:formula="of:=[.I27]*[.H27]" office:value-type="float" office:value="0" calcext:value-type="float">
            <text:p>0</text:p>
          </table:table-cell>
          <table:table-cell/>
          <table:table-cell table:formula="of:=[.J27]/[.E2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8]*[.C28]" office:value-type="float" office:value="0" calcext:value-type="float">
            <text:p>0</text:p>
          </table:table-cell>
          <table:table-cell table:number-columns-repeated="2"/>
          <table:table-cell table:formula="of:=[.G28]/0.15" office:value-type="float" office:value="0" calcext:value-type="float">
            <text:p>0</text:p>
          </table:table-cell>
          <table:table-cell/>
          <table:table-cell table:formula="of:=[.I28]*[.H28]" office:value-type="float" office:value="0" calcext:value-type="float">
            <text:p>0</text:p>
          </table:table-cell>
          <table:table-cell/>
          <table:table-cell table:formula="of:=[.J28]/[.E2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9]*[.C29]" office:value-type="float" office:value="0" calcext:value-type="float">
            <text:p>0</text:p>
          </table:table-cell>
          <table:table-cell table:number-columns-repeated="2"/>
          <table:table-cell table:formula="of:=[.G29]/0.15" office:value-type="float" office:value="0" calcext:value-type="float">
            <text:p>0</text:p>
          </table:table-cell>
          <table:table-cell/>
          <table:table-cell table:formula="of:=[.I29]*[.H29]" office:value-type="float" office:value="0" calcext:value-type="float">
            <text:p>0</text:p>
          </table:table-cell>
          <table:table-cell/>
          <table:table-cell table:formula="of:=[.J29]/[.E2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30]*[.C30]" office:value-type="float" office:value="0" calcext:value-type="float">
            <text:p>0</text:p>
          </table:table-cell>
          <table:table-cell table:number-columns-repeated="2"/>
          <table:table-cell table:formula="of:=[.G30]/0.15" office:value-type="float" office:value="0" calcext:value-type="float">
            <text:p>0</text:p>
          </table:table-cell>
          <table:table-cell/>
          <table:table-cell table:formula="of:=[.I30]*[.H30]" office:value-type="float" office:value="0" calcext:value-type="float">
            <text:p>0</text:p>
          </table:table-cell>
          <table:table-cell/>
          <table:table-cell table:formula="of:=[.J30]/[.E30]" office:value-type="string" office:string-value="" calcext:value-type="error">
            <text:p>#DIV/0!</text:p>
          </table:table-cell>
          <table:table-cell table:number-columns-repeated="1012"/>
        </table:table-row>
      </table:table>
      <table:table table:name="Red LED characterisation" table:style-name="ta1">
        <table:shapes>
          <draw:frame draw:z-index="0" draw:style-name="gr1" draw:text-style-name="P1" svg:width="453.51pt" svg:height="255.09pt" svg:x="806.54pt" svg:y="14.49pt">
            <draw:object draw:notify-on-update-of-ranges="'Red LED characterisation'.A3:'Red LED characterisation'.A72 'Red LED characterisation'.I3:'Red LED characterisation'.I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818.99pt" svg:y="288.28pt">
            <draw:object draw:notify-on-update-of-ranges="'Red LED characterisation'.A3:'Red LED characterisation'.A32 'Red LED characterisation'.G3:'Red LED characterisation'.G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324.54pt" svg:y="394.61pt">
            <draw:object draw:notify-on-update-of-ranges="'Red LED characterisation'.A3:'Red LED characterisation'.A35 'Red LED characterisation'.H3:'Red LED characterisation'.H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Codepoint</text:p>
          </table:table-cell>
          <table:table-cell table:style-name="ce1" office:value-type="string" calcext:value-type="string">
            <text:p>USB current (mA)</text:p>
          </table:table-cell>
          <table:table-cell table:style-name="ce1" office:value-type="string" calcext:value-type="string">
            <text:p>USB voltage</text:p>
          </table:table-cell>
          <table:table-cell table:style-name="ce1" office:value-type="string" calcext:value-type="string">
            <text:p>Input power</text:p>
          </table:table-cell>
          <table:table-cell table:style-name="ce1"/>
          <table:table-cell table:style-name="ce1" office:value-type="string" calcext:value-type="string">
            <text:p>Sense voltage</text:p>
          </table:table-cell>
          <table:table-cell table:style-name="ce1" office:value-type="string" calcext:value-type="string">
            <text:p>LED current</text:p>
          </table:table-cell>
          <table:table-cell table:style-name="ce1" office:value-type="string" calcext:value-type="string">
            <text:p>LED voltage</text:p>
          </table:table-cell>
          <table:table-cell table:style-name="ce1" office:value-type="string" calcext:value-type="string">
            <text:p>LED power</text:p>
          </table:table-cell>
          <table:table-cell table:style-name="ce1"/>
          <table:table-cell table:style-name="ce1" office:value-type="string" calcext:value-type="string">
            <text:p>Efficiency</text:p>
          </table:table-cell>
          <table:table-cell table:style-name="ce1"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387" calcext:value-type="float">
            <text:p>3.387</text:p>
          </table:table-cell>
          <table:table-cell table:formula="of:=[.C2]*[.B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]/0.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2]*[.G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2"/>
          <table:table-cell table:formula="of:=[.C3]*[.B3]" office:value-type="float" office:value="0" calcext:value-type="float">
            <text:p>0</text:p>
          </table:table-cell>
          <table:table-cell table:number-columns-repeated="2"/>
          <table:table-cell table:formula="of:=[.F3]/0.15" office:value-type="float" office:value="0" calcext:value-type="float">
            <text:p>0</text:p>
          </table:table-cell>
          <table:table-cell office:value-type="float" office:value="1.754" calcext:value-type="float">
            <text:p>1.754</text:p>
          </table:table-cell>
          <table:table-cell table:formula="of:=[.H3]*[.G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850" calcext:value-type="float">
            <text:p>64850</text:p>
          </table:table-cell>
          <table:table-cell table:number-columns-repeated="2"/>
          <table:table-cell table:formula="of:=[.C4]*[.B4]" office:value-type="float" office:value="0" calcext:value-type="float">
            <text:p>0</text:p>
          </table:table-cell>
          <table:table-cell table:number-columns-repeated="2"/>
          <table:table-cell table:formula="of:=[.F4]/0.15" office:value-type="float" office:value="0" calcext:value-type="float">
            <text:p>0</text:p>
          </table:table-cell>
          <table:table-cell office:value-type="float" office:value="1.754" calcext:value-type="float">
            <text:p>1.754</text:p>
          </table:table-cell>
          <table:table-cell table:formula="of:=[.H4]*[.G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860" calcext:value-type="float">
            <text:p>64860</text:p>
          </table:table-cell>
          <table:table-cell table:number-columns-repeated="6"/>
          <table:table-cell office:value-type="float" office:value="1.93" calcext:value-type="float">
            <text:p>1.93</text:p>
          </table:table-cell>
          <table:table-cell table:number-columns-repeated="1015"/>
        </table:table-row>
        <table:table-row table:style-name="ro1">
          <table:table-cell office:value-type="float" office:value="64870" calcext:value-type="float">
            <text:p>64870</text:p>
          </table:table-cell>
          <table:table-cell table:number-columns-repeated="6"/>
          <table:table-cell office:value-type="float" office:value="2.024" calcext:value-type="float">
            <text:p>2.024</text:p>
          </table:table-cell>
          <table:table-cell table:number-columns-repeated="1015"/>
        </table:table-row>
        <table:table-row table:style-name="ro1">
          <table:table-cell office:value-type="float" office:value="64880" calcext:value-type="float">
            <text:p>64880</text:p>
          </table:table-cell>
          <table:table-cell table:number-columns-repeated="2"/>
          <table:table-cell table:formula="of:=[.C7]*[.B7]" office:value-type="float" office:value="0" calcext:value-type="float">
            <text:p>0</text:p>
          </table:table-cell>
          <table:table-cell table:number-columns-repeated="2"/>
          <table:table-cell table:formula="of:=[.F7]/0.15" office:value-type="float" office:value="0" calcext:value-type="float">
            <text:p>0</text:p>
          </table:table-cell>
          <table:table-cell office:value-type="float" office:value="2.122" calcext:value-type="float">
            <text:p>2.122</text:p>
          </table:table-cell>
          <table:table-cell table:formula="of:=[.H7]*[.G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890" calcext:value-type="float">
            <text:p>64890</text:p>
          </table:table-cell>
          <table:table-cell table:number-columns-repeated="2"/>
          <table:table-cell table:formula="of:=[.C8]*[.B8]" office:value-type="float" office:value="0" calcext:value-type="float">
            <text:p>0</text:p>
          </table:table-cell>
          <table:table-cell table:number-columns-repeated="2"/>
          <table:table-cell table:formula="of:=[.F8]/0.15" office:value-type="float" office:value="0" calcext:value-type="float">
            <text:p>0</text:p>
          </table:table-cell>
          <table:table-cell office:value-type="float" office:value="2.217" calcext:value-type="float">
            <text:p>2.217</text:p>
          </table:table-cell>
          <table:table-cell table:formula="of:=[.H8]*[.G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900" calcext:value-type="float">
            <text:p>64900</text:p>
          </table:table-cell>
          <table:table-cell table:number-columns-repeated="2"/>
          <table:table-cell table:formula="of:=[.C9]*[.B9]" office:value-type="float" office:value="0" calcext:value-type="float">
            <text:p>0</text:p>
          </table:table-cell>
          <table:table-cell table:number-columns-repeated="2"/>
          <table:table-cell table:formula="of:=[.F9]/0.15" office:value-type="float" office:value="0" calcext:value-type="float">
            <text:p>0</text:p>
          </table:table-cell>
          <table:table-cell office:value-type="float" office:value="2.263" calcext:value-type="float">
            <text:p>2.263</text:p>
          </table:table-cell>
          <table:table-cell table:formula="of:=[.H9]*[.G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920" calcext:value-type="float">
            <text:p>64920</text:p>
          </table:table-cell>
          <table:table-cell table:number-columns-repeated="2"/>
          <table:table-cell table:formula="of:=[.C10]*[.B10]" office:value-type="float" office:value="0" calcext:value-type="float">
            <text:p>0</text:p>
          </table:table-cell>
          <table:table-cell table:number-columns-repeated="2"/>
          <table:table-cell table:formula="of:=[.F10]/0.15" office:value-type="float" office:value="0" calcext:value-type="float">
            <text:p>0</text:p>
          </table:table-cell>
          <table:table-cell/>
          <table:table-cell table:formula="of:=[.H10]*[.G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 table:number-columns-repeated="2"/>
          <table:table-cell table:formula="of:=[.F11]/0.15" office:value-type="float" office:value="0" calcext:value-type="float">
            <text:p>0</text:p>
          </table:table-cell>
          <table:table-cell/>
          <table:table-cell table:formula="of:=[.H11]*[.G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 table:number-columns-repeated="2"/>
          <table:table-cell table:formula="of:=[.F12]/0.15" office:value-type="float" office:value="0" calcext:value-type="float">
            <text:p>0</text:p>
          </table:table-cell>
          <table:table-cell/>
          <table:table-cell table:formula="of:=[.H12]*[.G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 table:number-columns-repeated="2"/>
          <table:table-cell table:formula="of:=[.F13]/0.15" office:value-type="float" office:value="0" calcext:value-type="float">
            <text:p>0</text:p>
          </table:table-cell>
          <table:table-cell/>
          <table:table-cell table:formula="of:=[.H13]*[.G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2"/>
          <table:table-cell table:formula="of:=[.F14]/0.15" office:value-type="float" office:value="0" calcext:value-type="float">
            <text:p>0</text:p>
          </table:table-cell>
          <table:table-cell/>
          <table:table-cell table:formula="of:=[.H14]*[.G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2"/>
          <table:table-cell table:formula="of:=[.F15]/0.15" office:value-type="float" office:value="0" calcext:value-type="float">
            <text:p>0</text:p>
          </table:table-cell>
          <table:table-cell/>
          <table:table-cell table:formula="of:=[.H15]*[.G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2"/>
          <table:table-cell table:formula="of:=[.F16]/0.15" office:value-type="float" office:value="0" calcext:value-type="float">
            <text:p>0</text:p>
          </table:table-cell>
          <table:table-cell/>
          <table:table-cell table:formula="of:=[.H16]*[.G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2"/>
          <table:table-cell table:formula="of:=[.F17]/0.15" office:value-type="float" office:value="0" calcext:value-type="float">
            <text:p>0</text:p>
          </table:table-cell>
          <table:table-cell/>
          <table:table-cell table:formula="of:=[.H17]*[.G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2"/>
          <table:table-cell table:formula="of:=[.F18]/0.15" office:value-type="float" office:value="0" calcext:value-type="float">
            <text:p>0</text:p>
          </table:table-cell>
          <table:table-cell/>
          <table:table-cell table:formula="of:=[.H18]*[.G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2"/>
          <table:table-cell table:formula="of:=[.F19]/0.15" office:value-type="float" office:value="0" calcext:value-type="float">
            <text:p>0</text:p>
          </table:table-cell>
          <table:table-cell/>
          <table:table-cell table:formula="of:=[.H19]*[.G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2"/>
          <table:table-cell table:formula="of:=[.F20]/0.15" office:value-type="float" office:value="0" calcext:value-type="float">
            <text:p>0</text:p>
          </table:table-cell>
          <table:table-cell/>
          <table:table-cell table:formula="of:=[.H20]*[.G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2"/>
          <table:table-cell table:formula="of:=[.F21]/0.15" office:value-type="float" office:value="0" calcext:value-type="float">
            <text:p>0</text:p>
          </table:table-cell>
          <table:table-cell/>
          <table:table-cell table:formula="of:=[.H21]*[.G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2"/>
          <table:table-cell table:formula="of:=[.F22]/0.15" office:value-type="float" office:value="0" calcext:value-type="float">
            <text:p>0</text:p>
          </table:table-cell>
          <table:table-cell/>
          <table:table-cell table:formula="of:=[.H22]*[.G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2"/>
          <table:table-cell table:formula="of:=[.F23]/0.15" office:value-type="float" office:value="0" calcext:value-type="float">
            <text:p>0</text:p>
          </table:table-cell>
          <table:table-cell/>
          <table:table-cell table:formula="of:=[.H23]*[.G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2"/>
          <table:table-cell table:formula="of:=[.F24]/0.15" office:value-type="float" office:value="0" calcext:value-type="float">
            <text:p>0</text:p>
          </table:table-cell>
          <table:table-cell/>
          <table:table-cell table:formula="of:=[.H24]*[.G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0</text:p>
          </table:table-cell>
          <table:table-cell table:number-columns-repeated="2"/>
          <table:table-cell table:formula="of:=[.F25]/0.15" office:value-type="float" office:value="0" calcext:value-type="float">
            <text:p>0</text:p>
          </table:table-cell>
          <table:table-cell/>
          <table:table-cell table:formula="of:=[.H25]*[.G25]" office:value-type="float" office:value="0" calcext:value-type="float">
            <text:p>0</text:p>
          </table:table-cell>
          <table:table-cell/>
          <table:table-cell table:formula="of:=[.I25]/[.D2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0</text:p>
          </table:table-cell>
          <table:table-cell table:number-columns-repeated="2"/>
          <table:table-cell table:formula="of:=[.F26]/0.15" office:value-type="float" office:value="0" calcext:value-type="float">
            <text:p>0</text:p>
          </table:table-cell>
          <table:table-cell/>
          <table:table-cell table:formula="of:=[.H26]*[.G26]" office:value-type="float" office:value="0" calcext:value-type="float">
            <text:p>0</text:p>
          </table:table-cell>
          <table:table-cell/>
          <table:table-cell table:formula="of:=[.I26]/[.D2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0</text:p>
          </table:table-cell>
          <table:table-cell table:number-columns-repeated="2"/>
          <table:table-cell table:formula="of:=[.F27]/0.15" office:value-type="float" office:value="0" calcext:value-type="float">
            <text:p>0</text:p>
          </table:table-cell>
          <table:table-cell/>
          <table:table-cell table:formula="of:=[.H27]*[.G27]" office:value-type="float" office:value="0" calcext:value-type="float">
            <text:p>0</text:p>
          </table:table-cell>
          <table:table-cell/>
          <table:table-cell table:formula="of:=[.I27]/[.D2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  <table:table-cell table:number-columns-repeated="2"/>
          <table:table-cell table:formula="of:=[.F28]/0.15" office:value-type="float" office:value="0" calcext:value-type="float">
            <text:p>0</text:p>
          </table:table-cell>
          <table:table-cell/>
          <table:table-cell table:formula="of:=[.H28]*[.G28]" office:value-type="float" office:value="0" calcext:value-type="float">
            <text:p>0</text:p>
          </table:table-cell>
          <table:table-cell/>
          <table:table-cell table:formula="of:=[.I28]/[.D2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0</text:p>
          </table:table-cell>
          <table:table-cell table:number-columns-repeated="2"/>
          <table:table-cell table:formula="of:=[.F29]/0.15" office:value-type="float" office:value="0" calcext:value-type="float">
            <text:p>0</text:p>
          </table:table-cell>
          <table:table-cell/>
          <table:table-cell table:formula="of:=[.H29]*[.G29]" office:value-type="float" office:value="0" calcext:value-type="float">
            <text:p>0</text:p>
          </table:table-cell>
          <table:table-cell/>
          <table:table-cell table:formula="of:=[.I29]/[.D2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0</text:p>
          </table:table-cell>
          <table:table-cell table:number-columns-repeated="2"/>
          <table:table-cell table:formula="of:=[.F30]/0.15" office:value-type="float" office:value="0" calcext:value-type="float">
            <text:p>0</text:p>
          </table:table-cell>
          <table:table-cell/>
          <table:table-cell table:formula="of:=[.H30]*[.G30]" office:value-type="float" office:value="0" calcext:value-type="float">
            <text:p>0</text:p>
          </table:table-cell>
          <table:table-cell/>
          <table:table-cell table:formula="of:=[.I30]/[.D3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  <table:table-cell table:number-columns-repeated="2"/>
          <table:table-cell table:formula="of:=[.F31]/0.15" office:value-type="float" office:value="0" calcext:value-type="float">
            <text:p>0</text:p>
          </table:table-cell>
          <table:table-cell/>
          <table:table-cell table:formula="of:=[.H31]*[.G31]" office:value-type="float" office:value="0" calcext:value-type="float">
            <text:p>0</text:p>
          </table:table-cell>
          <table:table-cell/>
          <table:table-cell table:formula="of:=[.I31]/[.D3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0</text:p>
          </table:table-cell>
          <table:table-cell table:number-columns-repeated="2"/>
          <table:table-cell table:formula="of:=[.F32]/0.15" office:value-type="float" office:value="0" calcext:value-type="float">
            <text:p>0</text:p>
          </table:table-cell>
          <table:table-cell/>
          <table:table-cell table:formula="of:=[.H32]*[.G32]" office:value-type="float" office:value="0" calcext:value-type="float">
            <text:p>0</text:p>
          </table:table-cell>
          <table:table-cell/>
          <table:table-cell table:formula="of:=[.I32]/[.D32]" office:value-type="string" office:string-value="" calcext:value-type="error">
            <text:p>#DIV/0!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6:38:44.161125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04:07.933650406</meta:creation-date>
    <dc:date>2019-08-14T12:17:59.044536748</dc:date>
    <meta:editing-duration>PT14H5M44S</meta:editing-duration>
    <meta:editing-cycles>6</meta:editing-cycles>
    <meta:generator>LibreOffice/6.1.5.2$Linux_X86_64 LibreOffice_project/10$Build-2</meta:generator>
    <meta:document-statistic meta:table-count="3" meta:cell-count="44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scatter" chart:style-name="ch1">
        <chart:legend chart:legend-position="end" svg:x="13.749cm" svg:y="4.199cm" style:legend-expansion="high" chart:style-name="ch2"/>
        <chart:plot-area chart:style-name="ch3" table:cell-range-address="Sheet1.B2:Sheet1.C35" svg:x="0.32cm" svg:y="0.179cm" svg:width="13.109cm" svg:height="8.634cm">
          <chartooo:coordinate-region svg:x="1.033cm" svg:y="0.376cm" svg:width="12.1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5" chart:class="chart:scatter">
            <chart:domain table:cell-range-address="Sheet1.B2:Sheet1.B35"/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5</svg:desc>
                </draw:g>
              </table:table-cell>
              <table:table-cell office:value-type="float" office:value="3.63781818181818">
                <text:p>3.63781818181818</text:p>
                <draw:g>
                  <svg:desc>Sheet1.C2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55581818181818">
                <text:p>3.555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.47381818181818">
                <text:p>3.473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39181818181818">
                <text:p>3.391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30981818181818">
                <text:p>3.309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22781818181818">
                <text:p>3.227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4581818181818">
                <text:p>3.145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06381818181818">
                <text:p>3.063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98181818181818">
                <text:p>2.98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89981818181818">
                <text:p>2.899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.81781818181818">
                <text:p>2.817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73581818181818">
                <text:p>2.73581818181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.65381818181818">
                <text:p>2.6538181818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.57181818181818">
                <text:p>2.57181818181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.48981818181818">
                <text:p>2.489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.40781818181818">
                <text:p>2.4078181818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.32581818181818">
                <text:p>2.3258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24381818181818">
                <text:p>2.2438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16181818181818">
                <text:p>2.16181818181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07981818181818">
                <text:p>2.079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99781818181818">
                <text:p>1.997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91581818181818">
                <text:p>1.915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83381818181818">
                <text:p>1.8338181818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75181818181818">
                <text:p>1.75181818181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66981818181818">
                <text:p>1.6698181818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58781818181818">
                <text:p>1.587818181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50581818181818">
                <text:p>1.50581818181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42381818181818">
                <text:p>1.423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4181818181818">
                <text:p>1.34181818181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25981818181818">
                <text:p>1.25981818181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17781818181818">
                <text:p>1.17781818181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09581818181818">
                <text:p>1.09581818181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01381818181818">
                <text:p>1.01381818181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931818181818182">
                <text:p>0.931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White LED characterisation'.B3:'White LED characterisation'.B70 'White LED characterisation'.J3:'White LED characterisation'.J70" svg:x="1.33cm" svg:y="0.18cm" svg:width="14.35cm" svg:height="7.66cm">
          <chartooo:coordinate-region svg:x="2.32cm" svg:y="0.377cm" svg:width="12.896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3">
            <chart:title svg:x="0.451cm" svg:y="5.337cm" chart:style-name="ch5">
              <text:p>LED Power (mW)</text:p>
            </chart:title>
            <chart:grid chart:style-name="ch6" chart:class="major"/>
          </chart:axis>
          <chart:series chart:style-name="ch7" chart:values-cell-range-address="'White LED characterisation'.J3:'White LED characterisation'.J70" chart:class="chart:scatter">
            <chart:domain table:cell-range-address="'White LED characterisation'.B3:'White LED characterisation'.B70"/>
            <chart:data-point chart:repeated="2"/>
            <chart:data-point chart:style-name="ch8"/>
            <chart:data-point chart:repeated="7"/>
            <chart:data-point chart:style-name="ch8" chart:repeated="5"/>
            <chart:data-point chart:repeated="4"/>
            <chart:data-point chart:style-name="ch8"/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976">
                <text:p>64976</text:p>
                <draw:g>
                  <svg:desc>'White LED characterisation'.B3:'White LED characterisation'.B70</svg:desc>
                </draw:g>
              </table:table-cell>
              <table:table-cell office:value-type="float" office:value="35.9066666666667">
                <text:p>35.9066666666667</text:p>
                <draw:g>
                  <svg:desc>'White LED characterisation'.J3:'White LED characterisation'.J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8">
                <text:p>65008</text:p>
              </table:table-cell>
              <table:table-cell office:value-type="float" office:value="197.486666666667">
                <text:p>197.48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24">
                <text:p>65024</text:p>
              </table:table-cell>
              <table:table-cell office:value-type="float" office:value="338.55">
                <text:p>338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88">
                <text:p>65088</text:p>
              </table:table-cell>
              <table:table-cell office:value-type="float" office:value="1261.65333333333">
                <text:p>1261.65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80">
                <text:p>65280</text:p>
              </table:table-cell>
              <table:table-cell office:value-type="float" office:value="3412.13333333333">
                <text:p>3412.1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00">
                <text:p>6520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00">
                <text:p>65100</text:p>
              </table:table-cell>
              <table:table-cell office:value-type="float" office:value="1816.96666666667">
                <text:p>1816.9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50">
                <text:p>65150</text:p>
              </table:table-cell>
              <table:table-cell office:value-type="float" office:value="3222.18">
                <text:p>3222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20">
                <text:p>65120</text:p>
              </table:table-cell>
              <table:table-cell office:value-type="float" office:value="2447.2">
                <text:p>244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50">
                <text:p>65050</text:p>
              </table:table-cell>
              <table:table-cell office:value-type="float" office:value="949.328666666667">
                <text:p>949.328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80">
                <text:p>65080</text:p>
              </table:table-cell>
              <table:table-cell office:value-type="float" office:value="1474.26333333333">
                <text:p>1474.26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110">
                <text:p>65110</text:p>
              </table:table-cell>
              <table:table-cell office:value-type="float" office:value="2227.136">
                <text:p>2227.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40">
                <text:p>65040</text:p>
              </table:table-cell>
              <table:table-cell office:value-type="float" office:value="808.266666666667">
                <text:p>808.2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60">
                <text:p>65060</text:p>
              </table:table-cell>
              <table:table-cell office:value-type="float" office:value="1122.296">
                <text:p>1122.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40">
                <text:p>65140</text:p>
              </table:table-cell>
              <table:table-cell office:value-type="float" office:value="2917.6">
                <text:p>291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30">
                <text:p>65130</text:p>
              </table:table-cell>
              <table:table-cell office:value-type="float" office:value="2745.696">
                <text:p>2745.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170">
                <text:p>65170</text:p>
              </table:table-cell>
              <table:table-cell office:value-type="float" office:value="3599.76">
                <text:p>3599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70">
                <text:p>65070</text:p>
              </table:table-cell>
              <table:table-cell office:value-type="float" office:value="1293.54666666667">
                <text:p>1293.54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030">
                <text:p>65030</text:p>
              </table:table-cell>
              <table:table-cell office:value-type="float" office:value="626.733333333334">
                <text:p>626.733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White LED characterisation'.B3:'White LED characterisation'.B30 'White LED characterisation'.H3:'White LED characterisation'.H30" svg:x="1.33cm" svg:y="0.18cm" svg:width="14.35cm" svg:height="7.66cm">
          <chartooo:coordinate-region svg:x="2.135cm" svg:y="0.377cm" svg:width="12.896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3">
            <chart:title svg:x="0.451cm" svg:y="5.026cm" chart:style-name="ch5">
              <text:p>Current (mA)</text:p>
            </chart:title>
            <chart:grid chart:style-name="ch6" chart:class="major"/>
          </chart:axis>
          <chart:series chart:style-name="ch7" chart:values-cell-range-address="'White LED characterisation'.H3:'White LED characterisation'.H30" chart:class="chart:scatter">
            <chart:domain table:cell-range-address="'White LED characterisation'.B3:'White LED characterisation'.B30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976">
                <text:p>64976</text:p>
                <draw:g>
                  <svg:desc>'White LED characterisation'.B3:'White LED characterisation'.B30</svg:desc>
                </draw:g>
              </table:table-cell>
              <table:table-cell office:value-type="float" office:value="13.3333333333333">
                <text:p>13.3333333333333</text:p>
                <draw:g>
                  <svg:desc>'White LED characterisation'.H3:'White LED characterisation'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8">
                <text:p>65008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24">
                <text:p>65024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88">
                <text:p>65088</text:p>
              </table:table-cell>
              <table:table-cell office:value-type="float" office:value="426.666666666667">
                <text:p>426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80">
                <text:p>65280</text:p>
              </table:table-cell>
              <table:table-cell office:value-type="float" office:value="1046.66666666667">
                <text:p>1046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00">
                <text:p>65200</text:p>
              </table:table-cell>
              <table:table-cell office:value-type="float" office:value="1126.66666666667">
                <text:p>1126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00">
                <text:p>65100</text:p>
              </table:table-cell>
              <table:table-cell office:value-type="float" office:value="606.666666666667">
                <text:p>606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50">
                <text:p>65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20">
                <text:p>651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50">
                <text:p>65050</text:p>
              </table:table-cell>
              <table:table-cell office:value-type="float" office:value="335.333333333333">
                <text:p>335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80">
                <text:p>65080</text:p>
              </table:table-cell>
              <table:table-cell office:value-type="float" office:value="503.333333333333">
                <text:p>503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110">
                <text:p>6511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40">
                <text:p>65040</text:p>
              </table:table-cell>
              <table:table-cell office:value-type="float" office:value="288.666666666667">
                <text:p>288.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60">
                <text:p>6506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40">
                <text:p>65140</text:p>
              </table:table-cell>
              <table:table-cell office:value-type="float" office:value="933.333333333333">
                <text:p>933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30">
                <text:p>651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170">
                <text:p>6517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70">
                <text:p>65070</text:p>
              </table:table-cell>
              <table:table-cell office:value-type="float" office:value="446.666666666667">
                <text:p>446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030">
                <text:p>6503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White LED characterisation'.B3:'White LED characterisation'.B33 'White LED characterisation'.I3:'White LED characterisation'.I33" svg:x="1.33cm" svg:y="0.18cm" svg:width="14.35cm" svg:height="7.66cm">
          <chartooo:coordinate-region svg:x="2.043cm" svg:y="0.377cm" svg:width="13.173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5">
            <chart:title svg:x="0.451cm" svg:y="5.245cm" chart:style-name="ch6">
              <text:p>LED Voltage (V)</text:p>
            </chart:title>
            <chart:grid chart:style-name="ch7" chart:class="major"/>
          </chart:axis>
          <chart:series chart:style-name="ch8" chart:values-cell-range-address="'White LED characterisation'.I3:'White LED characterisation'.I33" chart:class="chart:scatter">
            <chart:domain table:cell-range-address="'White LED characterisation'.B3:'White LED characterisation'.B33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976">
                <text:p>64976</text:p>
                <draw:g>
                  <svg:desc>'White LED characterisation'.B3:'White LED characterisation'.B33</svg:desc>
                </draw:g>
              </table:table-cell>
              <table:table-cell office:value-type="float" office:value="2.693">
                <text:p>2.693</text:p>
                <draw:g>
                  <svg:desc>'White LED characterisation'.I3:'White LED characterisation'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8">
                <text:p>65008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24">
                <text:p>65024</text:p>
              </table:table-cell>
              <table:table-cell office:value-type="float" office:value="2.745">
                <text:p>2.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88">
                <text:p>65088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80">
                <text:p>6528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00">
                <text:p>6520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00">
                <text:p>65100</text:p>
              </table:table-cell>
              <table:table-cell office:value-type="float" office:value="2.995">
                <text:p>2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50">
                <text:p>65150</text:p>
              </table:table-cell>
              <table:table-cell office:value-type="float" office:value="3.159">
                <text:p>3.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20">
                <text:p>65120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50">
                <text:p>65050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80">
                <text:p>65080</text:p>
              </table:table-cell>
              <table:table-cell office:value-type="float" office:value="2.929">
                <text:p>2.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110">
                <text:p>65110</text:p>
              </table:table-cell>
              <table:table-cell office:value-type="float" office:value="3.026">
                <text:p>3.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40">
                <text:p>650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60">
                <text:p>65060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40">
                <text:p>65140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30">
                <text:p>65130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170">
                <text:p>6517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70">
                <text:p>65070</text:p>
              </table:table-cell>
              <table:table-cell office:value-type="float" office:value="2.896">
                <text:p>2.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030">
                <text:p>65030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ed LED characterisation'.A3:'Red LED characterisation'.A72 'Red LED characterisation'.I3:'Red LED characterisation'.I72" svg:x="1.33cm" svg:y="0.18cm" svg:width="14.35cm" svg:height="7.66cm">
          <chartooo:coordinate-region svg:x="2.043cm" svg:y="0.377cm" svg:width="13.173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3">
            <chart:title svg:x="0.451cm" svg:y="5.337cm" chart:style-name="ch5">
              <text:p>LED Power (mW)</text:p>
            </chart:title>
            <chart:grid chart:style-name="ch6" chart:class="major"/>
          </chart:axis>
          <chart:series chart:style-name="ch7" chart:values-cell-range-address="'Red LED characterisation'.I3:'Red LED characterisation'.I72" chart:class="chart:scatter">
            <chart:domain table:cell-range-address="'Red LED characterisation'.A3:'Red LED characterisation'.A72"/>
            <chart:data-point chart:repeated="2"/>
            <chart:data-point chart:style-name="ch8"/>
            <chart:data-point chart:repeated="7"/>
            <chart:data-point chart:style-name="ch8" chart:repeated="5"/>
            <chart:data-point chart:repeated="4"/>
            <chart:data-point chart:style-name="ch8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800">
                <text:p>64800</text:p>
                <draw:g>
                  <svg:desc>'Red LED characterisation'.A3:'Red LED characterisation'.A72</svg:desc>
                </draw:g>
              </table:table-cell>
              <table:table-cell office:value-type="float" office:value="0">
                <text:p>0</text:p>
                <draw:g>
                  <svg:desc>'Red LED characterisation'.I3:'Red LED characterisation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850">
                <text:p>64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60">
                <text:p>64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870">
                <text:p>64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80">
                <text:p>64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890">
                <text:p>64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900">
                <text:p>64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920">
                <text:p>64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ed LED characterisation'.A3:'Red LED characterisation'.A32 'Red LED characterisation'.G3:'Red LED characterisation'.G32" svg:x="1.33cm" svg:y="0.18cm" svg:width="14.35cm" svg:height="7.66cm">
          <chartooo:coordinate-region svg:x="2.043cm" svg:y="0.377cm" svg:width="13.173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3">
            <chart:title svg:x="0.451cm" svg:y="5.026cm" chart:style-name="ch5">
              <text:p>Current (mA)</text:p>
            </chart:title>
            <chart:grid chart:style-name="ch6" chart:class="major"/>
          </chart:axis>
          <chart:series chart:style-name="ch7" chart:values-cell-range-address="'Red LED characterisation'.G3:'Red LED characterisation'.G32" chart:class="chart:scatter">
            <chart:domain table:cell-range-address="'Red LED characterisation'.A3:'Red LED characterisation'.A32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800">
                <text:p>64800</text:p>
                <draw:g>
                  <svg:desc>'Red LED characterisation'.A3:'Red LED characterisation'.A32</svg:desc>
                </draw:g>
              </table:table-cell>
              <table:table-cell office:value-type="float" office:value="0">
                <text:p>0</text:p>
                <draw:g>
                  <svg:desc>'Red LED characterisation'.G3:'Red LED characterisation'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850">
                <text:p>64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60">
                <text:p>64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870">
                <text:p>64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80">
                <text:p>64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890">
                <text:p>64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900">
                <text:p>64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920">
                <text:p>64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ed LED characterisation'.A3:'Red LED characterisation'.A35 'Red LED characterisation'.H3:'Red LED characterisation'.H35" svg:x="1.33cm" svg:y="0.18cm" svg:width="14.35cm" svg:height="7.66cm">
          <chartooo:coordinate-region svg:x="2.043cm" svg:y="0.377cm" svg:width="13.173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5">
            <chart:title svg:x="0.451cm" svg:y="5.245cm" chart:style-name="ch6">
              <text:p>LED Voltage (V)</text:p>
            </chart:title>
            <chart:grid chart:style-name="ch7" chart:class="major"/>
          </chart:axis>
          <chart:series chart:style-name="ch8" chart:values-cell-range-address="'Red LED characterisation'.H3:'Red LED characterisation'.H35" chart:class="chart:scatter">
            <chart:domain table:cell-range-address="'Red LED characterisation'.A3:'Red LED characterisation'.A35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800">
                <text:p>64800</text:p>
                <draw:g>
                  <svg:desc>'Red LED characterisation'.A3:'Red LED characterisation'.A35</svg:desc>
                </draw:g>
              </table:table-cell>
              <table:table-cell office:value-type="float" office:value="1.754">
                <text:p>1.754</text:p>
                <draw:g>
                  <svg:desc>'Red LED characterisation'.H3:'Red LED characterisation'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850">
                <text:p>6485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60">
                <text:p>6486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870">
                <text:p>64870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80">
                <text:p>64880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890">
                <text:p>64890</text:p>
              </table:table-cell>
              <table:table-cell office:value-type="float" office:value="2.217">
                <text:p>2.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900">
                <text:p>64900</text:p>
              </table:table-cell>
              <table:table-cell office:value-type="float" office:value="2.263">
                <text:p>2.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920">
                <text:p>64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